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3.564cm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1.278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3.8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2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064cm" svg:height="2.159cm" svg:x="3.794cm" svg:y="7.477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56cm" svg:height="3.556cm" svg:x="1.762cm" svg:y="1.8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" draw:id="id1" draw:layer="layout" svg:width="3.556cm" svg:height="3.556cm" svg:x="1.763cm" svg:y="1.89cm">
          <text:p text:style-name="P1">confi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556cm" svg:height="3.556cm" svg:x="11.922cm" svg:y="2.27cm">
          <text:p text:style-name="P1">g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3.541cm" svg:y1="5.446cm" svg:x2="3.794cm" svg:y2="8.556cm" draw:start-shape="id1" draw:start-glue-point="6" draw:end-shape="id2" draw:end-glue-point="3" svg:d="M3541 5446v1016h-248v2094h501" svg:viewBox="0 0 502 3111">
          <text:p/>
        </draw:connector>
        <draw:connector draw:style-name="gr4" draw:text-style-name="P1" draw:layer="layout" svg:x1="13.7cm" svg:y1="5.826cm" svg:x2="5.826cm" svg:y2="7.477cm" draw:start-shape="id3" draw:start-glue-point="6" draw:end-shape="id2" draw:end-glue-point="0" svg:d="M13700 5826v826h-7874v825" svg:viewBox="0 0 7875 1652">
          <text:p/>
        </draw:connector>
        <draw:custom-shape draw:style-name="gr5" draw:text-style-name="P1" xml:id="id4" draw:id="id4" draw:layer="layout" svg:width="4.318cm" svg:height="1.905cm" svg:x="4.556cm" svg:y="11.922cm">
          <text:p text:style-name="P1">Markup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5.826cm" svg:y1="9.636cm" svg:x2="6.715cm" svg:y2="11.922cm" draw:start-shape="id2" draw:start-glue-point="2" draw:end-shape="id4" draw:end-glue-point="0" svg:d="M5826 9636v1142h889v1144" svg:viewBox="0 0 890 2287">
          <text:p/>
        </draw:connector>
        <draw:custom-shape draw:style-name="gr5" draw:text-style-name="P1" xml:id="id5" draw:id="id5" draw:layer="layout" svg:width="4.318cm" svg:height="1.905cm" svg:x="2.397cm" svg:y="18.018cm">
          <text:p text:style-name="P1">JS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715cm" svg:y1="13.827cm" svg:x2="4.556cm" svg:y2="18.018cm" draw:start-shape="id4" draw:start-glue-point="2" draw:end-shape="id5" draw:end-glue-point="0" svg:d="M6715 13827v2095h-2159v2096" svg:viewBox="0 0 2160 4192">
          <text:p/>
        </draw:connector>
        <draw:custom-shape draw:style-name="gr5" draw:text-style-name="P1" xml:id="id6" draw:id="id6" draw:layer="layout" svg:width="4.318cm" svg:height="1.905cm" svg:x="7.223cm" svg:y="18.018cm">
          <text:p text:style-name="P1">HTML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715cm" svg:y1="13.827cm" svg:x2="9.382cm" svg:y2="18.018cm" draw:start-shape="id4" draw:start-glue-point="2" draw:end-shape="id6" draw:end-glue-point="0" svg:d="M6715 13827v2095h2667v2096" svg:viewBox="0 0 2668 4192">
          <text:p/>
        </draw:connector>
        <draw:custom-shape draw:style-name="gr5" draw:text-style-name="P1" xml:id="id7" draw:id="id7" draw:layer="layout" svg:width="4.318cm" svg:height="1.905cm" svg:x="14.335cm" svg:y="13.954cm">
          <text:p text:style-name="P1">Markdow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6.715cm" svg:y1="13.827cm" svg:x2="16.494cm" svg:y2="13.954cm" draw:start-shape="id4" draw:start-glue-point="2" draw:end-shape="id7" draw:end-glue-point="0" svg:d="M6715 13827v500h4890v-875h4889v502" svg:viewBox="0 0 9780 876">
          <text:p/>
        </draw:connector>
        <draw:frame draw:style-name="gr6" draw:text-style-name="P2" draw:layer="layout" svg:width="12.021cm" svg:height="0.962cm" svg:x="7.902cm" svg:y="8.039cm">
          <draw:text-box>
            <text:p>Reads config, readies objects for markup</text:p>
          </draw:text-box>
        </draw:frame>
        <draw:connector draw:style-name="gr4" draw:text-style-name="P1" draw:layer="layout" svg:x1="1.763cm" svg:y1="3.668cm" svg:x2="4.556cm" svg:y2="12.874cm" draw:start-shape="id1" draw:start-glue-point="5" draw:end-shape="id4" draw:end-glue-point="3" svg:d="M1763 3668h-501v9206h3294" svg:viewBox="0 0 3295 92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1T12:48:20.808853932</meta:creation-date>
    <dc:date>2015-12-01T16:51:51.740685569</dc:date>
    <meta:editing-duration>PT1H47M52S</meta:editing-duration>
    <meta:editing-cycles>3</meta:editing-cycles>
    <meta:generator>LibreOffice/5.0.3.2$Linux_X86_64 LibreOffice_project/00m0$Build-2</meta:generator>
    <meta:document-statistic meta:object-count="16"/>
  </office:meta>
</office:document-meta>
</file>